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officeooo:rsid="0012215b" officeooo:paragraph-rsid="0012215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language="pl" fo:country="PL" officeooo:rsid="0012215b" officeooo:paragraph-rsid="0012215b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fo:language="pl" fo:country="PL" officeooo:rsid="0012215b" officeooo:paragraph-rsid="0012215b"/>
    </style:style>
    <style:style style:name="P4" style:family="paragraph" style:parent-style-name="Standard">
      <style:paragraph-properties fo:text-align="justify" style:justify-single-word="false"/>
      <style:text-properties style:font-name="Arial" fo:language="pl" fo:country="PL" officeooo:rsid="0012215b" officeooo:paragraph-rsid="00145050"/>
    </style:style>
    <style:style style:name="P5" style:family="paragraph" style:parent-style-name="Standard">
      <style:paragraph-properties fo:text-align="justify" style:justify-single-word="false"/>
      <style:text-properties style:font-name="Arial" fo:language="pl" fo:country="PL" officeooo:rsid="0012215b" officeooo:paragraph-rsid="0013bb2d"/>
    </style:style>
    <style:style style:name="P6" style:family="paragraph" style:parent-style-name="Standard">
      <style:paragraph-properties fo:text-align="justify" style:justify-single-word="false"/>
      <style:text-properties style:font-name="Arial" fo:language="pl" fo:country="PL" officeooo:rsid="0012215b" officeooo:paragraph-rsid="00161493"/>
    </style:style>
    <style:style style:name="P7" style:family="paragraph" style:parent-style-name="Standard">
      <style:paragraph-properties fo:text-align="justify" style:justify-single-word="false"/>
      <style:text-properties style:font-name="Arial" fo:language="pl" fo:country="PL" officeooo:rsid="0012215b" officeooo:paragraph-rsid="0017a975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" fo:language="pl" fo:country="PL" officeooo:rsid="001437c1" officeooo:paragraph-rsid="0017a975"/>
    </style:style>
    <style:style style:name="P9" style:family="paragraph" style:parent-style-name="Standard">
      <style:paragraph-properties fo:text-align="justify" style:justify-single-word="false"/>
      <style:text-properties style:font-name="Arial" fo:language="pl" fo:country="PL" officeooo:rsid="001437c1" officeooo:paragraph-rsid="001437c1"/>
    </style:style>
    <style:style style:name="P10" style:family="paragraph" style:parent-style-name="Standard">
      <style:paragraph-properties fo:text-align="justify" style:justify-single-word="false"/>
      <style:text-properties style:font-name="Arial" fo:language="pl" fo:country="PL" officeooo:rsid="001437c1" officeooo:paragraph-rsid="0012215b"/>
    </style:style>
    <style:style style:name="P11" style:family="paragraph" style:parent-style-name="Standard">
      <style:paragraph-properties fo:text-align="justify" style:justify-single-word="false"/>
      <style:text-properties style:font-name="Arial" fo:language="pl" fo:country="PL" fo:font-weight="bold" officeooo:rsid="00145050" officeooo:paragraph-rsid="0014505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language="pl" fo:country="PL" fo:font-weight="bold" officeooo:rsid="0012215b" officeooo:paragraph-rsid="0012215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language="pl" fo:country="PL" fo:font-weight="bold" officeooo:rsid="0012215b" officeooo:paragraph-rsid="0013bb2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language="pl" fo:country="PL" fo:font-weight="bold" officeooo:rsid="001437c1" officeooo:paragraph-rsid="001437c1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language="pl" fo:country="PL" fo:font-weight="bold" officeooo:rsid="0013bb2d" officeooo:paragraph-rsid="0013bb2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language="pl" fo:country="PL" fo:font-weight="bold" officeooo:rsid="00161493" officeooo:paragraph-rsid="0016149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language="pl" fo:country="PL" officeooo:rsid="00145050" officeooo:paragraph-rsid="00145050"/>
    </style:style>
    <style:style style:name="P18" style:family="paragraph" style:parent-style-name="Standard">
      <style:paragraph-properties fo:text-align="justify" style:justify-single-word="false"/>
      <style:text-properties style:font-name="Arial" fo:language="pl" fo:country="PL" officeooo:rsid="00145050" officeooo:paragraph-rsid="0017a975"/>
    </style:style>
    <style:style style:name="P19" style:family="paragraph" style:parent-style-name="Standard">
      <style:paragraph-properties fo:text-align="justify" style:justify-single-word="false"/>
      <style:text-properties style:font-name="Arial" fo:language="pl" fo:country="PL" fo:font-weight="normal" officeooo:rsid="0012215b" officeooo:paragraph-rsid="0012215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language="pl" fo:country="PL" fo:font-weight="normal" officeooo:rsid="0013bb2d" officeooo:paragraph-rsid="001437c1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language="pl" fo:country="PL" fo:font-weight="normal" officeooo:rsid="0013bb2d" officeooo:paragraph-rsid="0013bb2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language="pl" fo:country="PL" fo:font-weight="normal" officeooo:rsid="0013bb2d" officeooo:paragraph-rsid="00145050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language="pl" fo:country="PL" officeooo:rsid="0013bb2d" officeooo:paragraph-rsid="0013bb2d"/>
    </style:style>
    <style:style style:name="P24" style:family="paragraph" style:parent-style-name="Standard">
      <style:paragraph-properties fo:text-align="justify" style:justify-single-word="false"/>
      <style:text-properties style:font-name="Arial" fo:language="pl" fo:country="PL" officeooo:rsid="00161493" officeooo:paragraph-rsid="00161493"/>
    </style:style>
    <style:style style:name="T1" style:family="text">
      <style:text-properties officeooo:rsid="001437c1"/>
    </style:style>
    <style:style style:name="T2" style:family="text">
      <style:text-properties officeooo:rsid="00145050"/>
    </style:style>
    <style:style style:name="T3" style:family="text">
      <style:text-properties officeooo:rsid="0016149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45050"/>
    </style:style>
    <style:style style:name="T6" style:family="text">
      <style:text-properties officeooo:rsid="0017a975"/>
    </style:style>
    <style:style style:name="T7" style:family="text">
      <style:text-properties officeooo:rsid="0018534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- - - - - - - - - - - - - - - - - - - - - - - - - - - - - - - - - - - - - - - - - - - - - - - - - - - - - - - - - - - - - - - - - -</text:p>
      <text:p text:style-name="P7"/>
      <text:p text:style-name="P7"/>
      <text:p text:style-name="P1">Spotkanie z rodzicami</text:p>
      <text:p text:style-name="P2"/>
      <text:p text:style-name="P2">Drużynowy organizuje spotkanie z rodzicami „nowych harcerzy”, podczas którego poruszane są następujące kwestie:</text:p>
      <text:p text:style-name="P10"/>
      <text:list text:style-name="L1">
        <text:list-item>
          <text:p text:style-name="P3">Wyjaśnienie rodzicom na czym polega wychowanie w ZHP.</text:p>
        </text:list-item>
        <text:list-item>
          <text:p text:style-name="P3">Wyjaśnienie rodzicom czym jest Przyrzeczenie Harcerskie.</text:p>
        </text:list-item>
        <text:list-item>
          <text:p text:style-name="P3">Wyjaśnienie rodzicom sytuacji dwóch możliwych do wyboru rot Przyrzeczenia, które złoży harcerz.</text:p>
        </text:list-item>
        <text:list-item>
          <text:p text:style-name="P8">Zebranie kontaktu do rodziców.</text:p>
        </text:list-item>
      </text:list>
      <text:p text:style-name="P2"/>
      <text:p text:style-name="P2"/>
      <text:p text:style-name="P2">- - - - - - - - - - - - - - - - - - - - - - - - - - - - - - - - - - - - - - - - - - - - - - - - - - - - - - - - - - - - - - - - - -</text:p>
      <text:p text:style-name="P2"/>
      <text:p text:style-name="P2"/>
      <text:p text:style-name="P11">Otwarcie przez harcerza Próby Harcerza</text:p>
      <text:p text:style-name="P17"/>
      <text:p text:style-name="P18">Drużynowy w rozkazie otwiera harcerzowi Próbę Harcerza (bądź czyni to w inny obrzędowy sposób). <text:span text:style-name="T6">Warto</text:span> przy tej okazji mianować kogoś opiekunem <text:span text:style-name="T6">jego</text:span> Próby Harcerza – najlepiej, jeśli harcerz sam sobie taką osobę wybierze.</text:p>
      <text:p text:style-name="P2"/>
      <text:p text:style-name="P2"/>
      <text:p text:style-name="P4">- - - - - - - - - - - - - - - - - - - - - - - - - - - - - - - - - - - - - - - - - - - - - - - - - - - - - - - - - - - - - - - - - -</text:p>
      <text:p text:style-name="P2"/>
      <text:p text:style-name="P2"/>
      <text:p text:style-name="P12">Zbiórka o Prawie i Przyrzeczeniu</text:p>
      <text:p text:style-name="P12"/>
      <text:p text:style-name="P19">Drużyna organizuje zbiórkę o Prawie i Przyrzeczeniu Harcerskim. Harcerze, którzy już złożyli Przyrzeczenie mogą pomóc w jej organizacji (np. każdy zast<text:span text:style-name="T3">ę</text:span>p może dostać konkretne zadanie związane ze zbiórką).</text:p>
      <text:p text:style-name="P19"/>
      <text:p text:style-name="P19"/>
      <text:p text:style-name="P2">- - - - - - - - - - - - - - - - - - - - - - - - - - - - - - - - - - - - - - - - - - - - - - - - - - - - - - - - - - - - - - - - - -</text:p>
      <text:p text:style-name="P2"/>
      <text:p text:style-name="P2"/>
      <text:p text:style-name="P14">Uprzedzenie rodziców o liście</text:p>
      <text:p text:style-name="P9"/>
      <text:p text:style-name="P9">Drużynowy uprzedza rodziców (<text:span text:style-name="T7">np. </text:span>SMSem), że „<text:span text:style-name="T6">nowi </text:span>harcerze” otrzymali <text:span text:style-name="T7">list, z którym powinni zapoznać się wspólnie z nimi - rodzicami</text:span>. <text:span text:style-name="T6">P</text:span>rosi, by w ciągu najbliższego tygodnia rodzice znaleźli <text:span text:style-name="T7">chwilę</text:span> <text:span text:style-name="T7">(</text:span>15-30 minut<text:span text:style-name="T7">)</text:span>, by <text:span text:style-name="T6">go z harcerzami </text:span>przeczytać.</text:p>
      <text:p text:style-name="P9"/>
      <text:p text:style-name="P9">Drużynowy <text:span text:style-name="T6">pisze</text:span>, że w liście jest kilka słów o Przyrzeczeniu Harcerskim z prośbą o <text:span text:style-name="T6">wybór</text:span> roty Przyrzeczenia, które harcerz będzie mógł złożyć po zakończeniu Próby Harcerza.</text:p>
      <text:p text:style-name="P9"/>
      <text:p text:style-name="P20"><text:span text:style-name="T1">Drużynowy dodaje, że w istocie</text:span> to rodzic<text:span text:style-name="T1">e</text:span> <text:span text:style-name="T1">powinni</text:span> podjąć decyzję, jako że to <text:span text:style-name="T1">oni są głównymi wychowawcami harcerza. W</text:span>ażne <text:span text:style-name="T1">jednak</text:span>, aby harcerz <text:span text:style-name="T1">miał poczucie udziału w wyborze. </text:span><text:span text:style-name="T2">P</text:span><text:span text:style-name="T1">omoże mu </text:span><text:span text:style-name="T2">to </text:span><text:span text:style-name="T1">utożsamić się z treścią Przyrzeczenia, które złoży.</text:span></text:p>
      <text:p text:style-name="P2"/>
      <text:p text:style-name="P2"/>
      <text:p text:style-name="P7">- - - - - - - - - - - - - - - - - - - - - - - - - - - - - - - - - - - - - - - - - - - - - - - - - - - - - - - - - - - - - - - - - -</text:p>
      <text:p text:style-name="P7"><text:soft-page-break/>- - - - - - - - - - - - - - - - - - - - - - - - - - - - - - - - - - - - - - - - - - - - - - - - - - - - - - - - - - - - - - - - - -</text:p>
      <text:p text:style-name="P7"/>
      <text:p text:style-name="P2"/>
      <text:p text:style-name="P12">List do harcerza i rodzica</text:p>
      <text:p text:style-name="P12"/>
      <text:p text:style-name="P21">Drużynowy wręcza „<text:span text:style-name="T2">nowym</text:span> harcerzo<text:span text:style-name="T2">m”</text:span> <text:span text:style-name="T6">po </text:span>koper<text:span text:style-name="T6">cie </text:span>zaadresowan<text:span text:style-name="T6">ej</text:span> do <text:span text:style-name="T6">nich</text:span> <text:span text:style-name="T6">i</text:span> <text:span text:style-name="T6">ich </text:span>rodziców.</text:p>
      <text:p text:style-name="P21"/>
      <text:p text:style-name="P22">W <text:span text:style-name="T6">każdej </text:span><text:span text:style-name="T2">kopercie są dwie rzeczy: pusta kartka </text:span><text:span text:style-name="T7">i</text:span> li<text:span text:style-name="T2">st. </text:span><text:span text:style-name="T7">D</text:span>rużynowy zwraca się <text:span text:style-name="T7">w nim </text:span>jednocześnie do harcerza i jego rodziców. <text:span text:style-name="T7">P</text:span>isze, z czym wiąże się złożenie Przyrzeczenia <text:span text:style-name="T7">i</text:span> przytacza dwa warianty, w jakich może ono być złożone. Prosi, aby harcerz i rodzice wspólnie pomówili o tym, który z wariantów jest dla harcerza stosowny. </text:p>
      <text:p text:style-name="P22"/>
      <text:p text:style-name="P22"><text:span text:style-name="T2">Gdy dokonają wyboru, harcerz powinien własnoręcznie zapisać pełną treść wybranego Przyrzeczenia na pustej kartce załączonej do listu </text:span><text:span text:style-name="T6">i</text:span><text:span text:style-name="T2"> odda</text:span><text:span text:style-name="T6">ć ją</text:span><text:span text:style-name="T2"> na zbiórce drużynowemu.</text:span></text:p>
      <text:p text:style-name="P21"/>
      <text:p text:style-name="P13"/>
      <text:p text:style-name="P5">- - - - - - - - - - - - - - - - - - - - - - - - - - - - - - - - - - - - - - - - - - - - - - - - - - - - - - - - - - - - - - - - - -</text:p>
      <text:p text:style-name="P5"/>
      <text:p text:style-name="P5"/>
      <text:p text:style-name="P11">Zrealizowanie wszystkich wymagań Próby Harcerza</text:p>
      <text:p text:style-name="P17"/>
      <text:p text:style-name="P17">Harcerz realizuje wszystkie wymagania Próby Harcerza.</text:p>
      <text:p text:style-name="P5"/>
      <text:p text:style-name="P5"/>
      <text:p text:style-name="P4">- - - - - - - - - - - - - - - - - - - - - - - - - - - - - - - - - - - - - - - - - - - - - - - - - - - - - - - - - - - - - - - - - -</text:p>
      <text:p text:style-name="P4"/>
      <text:p text:style-name="P5"/>
      <text:p text:style-name="P15">Ceremonia złożenia Przyrzeczenia Harcerskiego</text:p>
      <text:p text:style-name="P23"/>
      <text:p text:style-name="P23">Harcerz składa Przyrzeczenie Harcerskie. <text:span text:style-name="T2">Podczas ceremonii złożenia Przyrzeczenia </text:span><text:span text:style-name="T5">nie pada pytanie, którą rotę harcerz wybiera</text:span><text:span text:style-name="T2">. </text:span><text:span text:style-name="T6">Została</text:span><text:span text:style-name="T2"> </text:span><text:span text:style-name="T6">ona </text:span><text:span text:style-name="T2">wybrana w trakcie Próby Harcerza.</text:span></text:p>
      <text:p text:style-name="P23"/>
      <text:p text:style-name="P17">Najlepiej, jeśli harcerz składający Przyrzeczenie będzie znał jego treść na pamięć.</text:p>
      <text:p text:style-name="P17"/>
      <text:p text:style-name="P17">Jeśli tak nie jest, może powtarzać treść Przyrzeczenia za instruktore<text:span text:style-name="T3">m</text:span> <text:span text:style-name="T3">przyjmującym zobowiązanie.</text:span> Dobrze, <text:span text:style-name="T7">by </text:span>instruktor <text:span text:style-name="T4">nie czytał treści Przyrzeczenia z kartki</text:span> – kto jak kto, ale instruktorzy powinni móc je wyrecytować o każdej porze dnia i nocy.</text:p>
      <text:p text:style-name="P23"/>
      <text:p text:style-name="P23"/>
      <text:p text:style-name="P6">- - - - - - - - - - - - - - - - - - - - - - - - - - - - - - - - - - - - - - - - - - - - - - - - - - - - - - - - - - - - - - - - - -</text:p>
      <text:p text:style-name="P6"/>
      <text:p text:style-name="P6"/>
      <text:p text:style-name="P16">Praca z duchowością wynikającą z Przyrzeczenia</text:p>
      <text:p text:style-name="P16"/>
      <text:p text:style-name="P24">Jeśli harcerz złożył Przyrzeczenie ze „służbą Bogu”, drużynowy powinien zadbać, aby harcerz rozwijał zarówno relację z Bogiem, budował zrozumienie treści swojej wiary.</text:p>
      <text:p text:style-name="P24"/>
      <text:p text:style-name="P24">Jeśli harcerz złożył Przyrzeczenie ze „staniem na straży harcerskich zasad”, przed drużynowym otwiera się niebagatelne wyzwanie określenia, skąd harcerz będzie czerpał uzasadnienie dla harcerskich wartości <text:span text:style-name="T6">i znalezienia narzędzi pracy z owym aksjomatem.</text:span></text:p>
      <text:p text:style-name="P24"/>
      <text:p text:style-name="P24"/>
      <text:p text:style-name="P7">- - - - - - - - - - - - - - - - - - - - - - - - - - - - - - - - - - - - - - - - - - - - - - - - - - - - - - - - - - - - - - - - - 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5in" fo:margin-bottom="0.75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3:07:38.396669753</meta:creation-date>
    <dc:date>2024-10-26T14:49:44.565457121</dc:date>
    <meta:editing-duration>PT7M36S</meta:editing-duration>
    <meta:editing-cycles>1</meta:editing-cycles>
    <meta:document-statistic meta:table-count="0" meta:image-count="0" meta:object-count="0" meta:page-count="2" meta:paragraph-count="37" meta:word-count="1121" meta:character-count="4578" meta:non-whitespace-character-count="3495"/>
    <meta:generator>LibreOffice/24.2.6.2$Linux_X86_64 LibreOffice_project/420$Build-2</meta:generator>
  </office:meta>
</office:document-meta>
</file>